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Optima" fo:font-size="14pt" style:font-size-asian="14pt" style:font-size-complex="14pt"/>
    </style:style>
    <style:style style:name="P3" style:family="paragraph" style:parent-style-name="Standard">
      <style:text-properties style:font-name="Optima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Optima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Optima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Optima" fo:font-size="10pt" fo:font-style="normal" style:font-size-asian="8.75pt" style:font-style-asian="normal" style:font-size-complex="10pt" style:font-style-complex="normal"/>
    </style:style>
    <style:style style:name="P7" style:family="paragraph" style:parent-style-name="Standard" style:list-style-name="L1">
      <style:text-properties style:font-name="Optima" fo:font-size="10pt" fo:font-style="normal" style:font-size-asian="8.75pt" style:font-style-asian="normal" style:font-size-complex="10pt" style:font-style-complex="normal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Agile<text:span text:style-name="T1">TM</text:span> Learning System<text:span text:style-name="T1">TM</text:span></text:p>
      <text:p text:style-name="P2">Obstacle Categories Assessment – Assessor's Guide</text:p>
      <text:p text:style-name="P2"/>
      <text:p text:style-name="P3">This assessment tool helps your Transformation Team to understand the current logistical and environmental obstacles that new teams will face in your organization. <text:s/>Depending on the level of obstacles, it may be necessary to delay starting OpenAgile teams until a baseline number of obstacles are removed.</text:p>
      <text:p text:style-name="P3"/>
      <text:p text:style-name="P4">Preparing the Assessment:</text:p>
      <text:p text:style-name="P6"/>
      <text:list xml:id="list1544705154" text:style-name="L1">
        <text:list-item>
          <text:p text:style-name="P7">As an Assessor, review the list and add to it.</text:p>
        </text:list-item>
        <text:list-item>
          <text:p text:style-name="P7">As an Assessor, if there are existing agile teams, get them to contribute to the list.</text:p>
        </text:list-item>
      </text:list>
      <text:p text:style-name="P6"/>
      <text:p text:style-name="P4">Running the Assessment:</text:p>
      <text:p text:style-name="P3"/>
      <text:p text:style-name="P3">The Assessor works with the Transformation Team to answer the questions found in the Obstacle Categories Assessment Tool – Assessors Questionnaire. <text:s/>For each group or category of obstacles, after scoring the existing entries, ask if there are additional factors to be considered and added to the list.</text:p>
      <text:p text:style-name="P3"/>
      <text:p text:style-name="P3">The assessment tool should be used on a regular basis (monthly, quarterly, or semi-annually) in order to track improvements made by the Transformation Team.</text:p>
      <text:p text:style-name="P3"/>
      <text:p text:style-name="P4">Results</text:p>
      <text:p text:style-name="P3"/>
      <text:p text:style-name="P3">There are fifty-eight items in the questionnaire. <text:s/>A team that can count on less than 15 items being in place is going to struggle deeply. <text:s/>A team that will have 15 to 45 items will require active support by a Mentor and the Transformation Team. A team with more than 45 items in place will be established on a strong footing and should make rapid progress in delivering valuable results and continuous improv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Copyright Berteig Consulting Inc. – All Rights Reserved<text:tab/><text:tab/>+1 905 868 9995 <text:s/>sales@berteigconsulting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2-17T16:23:46</meta:creation-date>
    <dc:date>2011-12-22T08:59:53</dc:date>
    <meta:editing-duration>PT7H35M33S</meta:editing-duration>
    <meta:editing-cycles>16</meta:editing-cycles>
    <meta:generator>LibreOffice/3.3$Unix LibreOffice_project/330m18$Build-4</meta:generator>
    <meta:document-statistic meta:table-count="0" meta:image-count="0" meta:object-count="0" meta:page-count="1" meta:paragraph-count="12" meta:word-count="247" meta:character-count="1547"/>
    <meta:user-defined meta:name="Info 1"/>
    <meta:user-defined meta:name="Info 2"/>
    <meta:user-defined meta:name="Info 3"/>
    <meta:user-defined meta:name="Info 4"/>
  </office:meta>
</office:document-meta>
</file>